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letter-spacing="normal" fo:font-style="normal" fo:font-weight="bold"/>
    </style:style>
    <style:style style:name="P2" style:family="paragraph" style:parent-style-name="Heading_20_2">
      <style:text-properties fo:font-variant="normal" fo:text-transform="none" fo:color="#000000" loext:opacity="100%" style:font-name="Open Sans" fo:font-size="14.3999996185303pt" fo:letter-spacing="normal" fo:font-style="normal" fo:font-weight="bold"/>
    </style:style>
    <style:style style:name="P3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0.8000001907349pt" fo:letter-spacing="normal" fo:font-style="normal" fo:font-weight="bold"/>
    </style:style>
    <style:style style:name="P4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5" style:family="paragraph" style:parent-style-name="Preformatted_20_Text">
      <loext:graphic-properties draw:fill="solid" draw:fill-color="#24262c" draw:opacity="100%"/>
      <style:paragraph-properties fo:margin-top="0cm" fo:margin-bottom="0cm" style:contextual-spacing="false" fo:text-align="start" style:justify-single-word="false" fo:orphans="2" fo:widows="2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Text_20_body">
      <style:text-properties fo:color="#d7d7d7" loext:opacity="100%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10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1" style:family="paragraph" style:parent-style-name="Text_20_body" style:list-style-name="L2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2" style:family="paragraph" style:parent-style-name="Text_20_body" style:list-style-name="L4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3" style:family="paragraph" style:parent-style-name="Text_20_body" style:list-style-name="L3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 fo:background-color="#1d1e23" loext:padding="0cm" loext:border="none"/>
    </style:style>
    <style:style style:name="P14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KaTeX Main" fo:font-size="8.39999961853027pt" fo:letter-spacing="normal" fo:font-style="normal" fo:font-weight="normal" loext:padding="0cm" loext:border="none"/>
    </style:style>
    <style:style style:name="P15" style:family="paragraph" style:parent-style-name="Text_20_body" style:list-style-name="L3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KaTeX Main" fo:font-size="8.39999961853027pt" fo:letter-spacing="normal" fo:font-style="normal" fo:font-weight="normal" fo:background-color="#1d1e23"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fo:font-style="italic"/>
    </style:style>
    <style:style style:name="T3" style:family="text">
      <style:text-properties fo:font-style="italic" loext:padding="0cm" loext:border="none"/>
    </style:style>
    <style:style style:name="T4" style:family="text">
      <style:text-properties style:font-name="KaTeX Main"/>
    </style:style>
    <style:style style:name="T5" style:family="text">
      <style:text-properties style:font-name="KaTeX Main" loext:padding="0cm" loext:border="none"/>
    </style:style>
    <style:style style:name="T6" style:family="text">
      <style:text-properties style:font-name="inherit"/>
    </style:style>
    <style:style style:name="T7" style:family="text">
      <style:text-properties style:font-name="inherit" fo:font-style="italic"/>
    </style:style>
    <style:style style:name="T8" style:family="text">
      <style:text-properties style:font-name="inherit" fo:font-style="italic" loext:padding="0cm" loext:border="none"/>
    </style:style>
    <style:style style:name="T9" style:family="text">
      <style:text-properties fo:font-variant="normal" fo:text-transform="none" fo:color="#d7d7d7" loext:opacity="100%" style:font-name="Open Sans" fo:font-size="8.39999961853027pt" fo:letter-spacing="normal" fo:font-style="normal" fo:font-weight="normal"/>
    </style:style>
    <style:style style:name="T10" style:family="text">
      <style:text-properties fo:font-variant="normal" fo:text-transform="none" fo:color="#d7d7d7" loext:opacity="100%" style:font-name="Menlo" fo:font-size="8.39999961853027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d7d7d7" loext:opacity="100%" style:font-name="inherit" fo:font-size="8.39999961853027pt" fo:letter-spacing="normal" fo:font-style="italic" fo:font-weight="normal" loext:padding="0cm" loext:border="none"/>
    </style:style>
    <style:style style:name="T12" style:family="text">
      <style:text-properties fo:font-variant="normal" fo:text-transform="none" fo:color="#d7d7d7" loext:opacity="100%" style:font-name="inherit" fo:font-size="8.39999961853027pt" fo:letter-spacing="normal" fo:font-style="normal" fo:font-weight="bold" loext:padding="0cm" loext:border="none"/>
    </style:style>
    <style:style style:name="T13" style:family="text">
      <style:text-properties fo:font-variant="normal" fo:text-transform="none" fo:color="#d7d7d7" loext:opacity="100%" style:font-name="KaTeX Main" fo:font-size="8.39999961853027pt" fo:letter-spacing="normal" fo:font-style="normal" fo:font-weight="normal" loext:padding="0cm" loext:border="none"/>
    </style:style>
    <style:style style:name="T14" style:family="text">
      <style:text-properties fo:font-variant="normal" fo:text-transform="none" style:font-name="Open Sans" fo:font-size="8.39999961853027pt" fo:letter-spacing="normal" fo:font-style="normal" fo:font-weight="normal"/>
    </style:style>
    <style:style style:name="T15" style:family="text">
      <style:text-properties fo:font-variant="normal" fo:text-transform="none" style:font-name="Menlo" fo:font-size="8.39999961853027pt" fo:letter-spacing="normal" fo:font-style="normal" fo:font-weight="normal" loext:padding="0cm" loext:border="none"/>
    </style:style>
    <style:style style:name="T16" style:family="text">
      <style:text-properties fo:font-variant="normal" fo:text-transform="none" style:font-name="inherit" fo:font-size="8.39999961853027pt" fo:letter-spacing="normal" fo:font-style="italic" fo:font-weight="normal" loext:padding="0cm" loext:border="none"/>
    </style:style>
    <style:style style:name="T17" style:family="text">
      <style:text-properties fo:font-variant="normal" fo:text-transform="none" style:font-name="inherit" fo:font-size="8.39999961853027pt" fo:letter-spacing="normal" fo:font-style="normal" fo:font-weight="bold" loext:padding="0cm" loext:border="none"/>
    </style:style>
    <style:style style:name="T18" style:family="text">
      <style:text-properties fo:font-variant="normal" fo:text-transform="none" style:font-name="KaTeX Main" fo:font-size="8.39999961853027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T20" style:family="text">
      <style:text-properties fo:font-variant="normal" fo:text-transform="none" fo:color="#000000" loext:opacity="100%" style:font-name="Menlo" fo:font-size="8.39999961853027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000000" loext:opacity="100%" style:font-name="inherit" fo:font-size="8.39999961853027pt" fo:letter-spacing="normal" fo:font-style="italic" fo:font-weight="normal" loext:padding="0cm" loext:border="none"/>
    </style:style>
    <style:style style:name="T22" style:family="text">
      <style:text-properties fo:font-variant="normal" fo:text-transform="none" fo:color="#000000" loext:opacity="100%" style:font-name="inherit" fo:font-size="8.39999961853027pt" fo:letter-spacing="normal" fo:font-style="normal" fo:font-weight="bold" loext:padding="0cm" loext:border="none"/>
    </style:style>
    <style:style style:name="T23" style:family="text">
      <style:text-properties fo:font-variant="normal" fo:text-transform="none" fo:color="#000000" loext:opacity="100%" style:font-name="KaTeX Main" fo:font-size="8.39999961853027pt" fo:letter-spacing="normal" fo:font-style="normal" fo:font-weight="normal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djacent Sum Parity</text:h>
      <text:h text:style-name="P2" text:outline-level="2">Problem</text:h>
      <text:p text:style-name="P8">Chef has an array <draw:frame draw:style-name="fr1" draw:name="Quadro1" text:anchor-type="char" svg:width="0.041cm" draw:z-index="0"><draw:text-box fo:min-height="0.041cm"><text:p text:style-name="P7">�</text:p></draw:text-box></draw:frame><text:span text:style-name="T8">A</text:span> of length <draw:frame draw:style-name="fr1" draw:name="Quadro2" text:anchor-type="char" svg:width="0.041cm" draw:z-index="1"><draw:text-box fo:min-height="0.041cm"><text:p text:style-name="P7">�</text:p></draw:text-box></draw:frame><text:span text:style-name="T8">N</text:span>.</text:p>
      <text:p text:style-name="P8">Chef forms a binary array <draw:frame draw:style-name="fr1" draw:name="Quadro3" text:anchor-type="char" svg:width="0.041cm" draw:z-index="2"><draw:text-box fo:min-height="0.041cm"><text:p text:style-name="P7">�</text:p></draw:text-box></draw:frame><text:span text:style-name="T8">B</text:span> of length <draw:frame draw:style-name="fr1" draw:name="Quadro4" text:anchor-type="char" svg:width="0.041cm" draw:z-index="3"><draw:text-box fo:min-height="0.041cm"><text:p text:style-name="P7">�</text:p></draw:text-box></draw:frame><text:span text:style-name="T8">N</text:span> using the parity of the sums of adjacent elements in <draw:frame draw:style-name="fr1" draw:name="Quadro5" text:anchor-type="char" svg:width="0.041cm" draw:z-index="4"><draw:text-box fo:min-height="0.041cm"><text:p text:style-name="P7">�</text:p></draw:text-box></draw:frame><text:span text:style-name="T8">A</text:span>. Formally,</text:p>
      <text:list xml:id="list3485062119" text:style-name="L1">
        <text:list-item>
          <text:p text:style-name="P10"><draw:frame draw:style-name="fr1" draw:name="Quadro6" text:anchor-type="char" svg:width="0.041cm" draw:z-index="5"><draw:text-box fo:min-height="0.041cm"><text:p text:style-name="P7">��=(��+��+1) % 2</text:p></draw:text-box></draw:frame><text:span text:style-name="T3">Bi</text:span><text:span text:style-name="T5">​=(</text:span><text:span text:style-name="T3">Ai</text:span><text:span text:style-name="T5">​+</text:span><text:span text:style-name="T3">Ai</text:span><text:span text:style-name="T1">+1</text:span><text:span text:style-name="T5">​)%2</text:span> for <draw:frame draw:style-name="fr1" draw:name="Quadro7" text:anchor-type="char" svg:width="0.041cm" draw:z-index="6"><draw:text-box fo:min-height="0.041cm"><text:p text:style-name="P7">1≤�≤�−1</text:p></draw:text-box></draw:frame><text:span text:style-name="T5">1≤</text:span><text:span text:style-name="T3">i</text:span><text:span text:style-name="T5">≤</text:span><text:span text:style-name="T3">N</text:span><text:span text:style-name="T5">−1</text:span></text:p>
        </text:list-item>
        <text:list-item>
          <text:p text:style-name="P14"><draw:frame draw:style-name="fr1" draw:name="Quadro8" text:anchor-type="char" svg:width="0.041cm" draw:z-index="7"><draw:text-box fo:min-height="0.041cm"><text:p text:style-name="P7">��=(��+�1) % 2</text:p></draw:text-box></draw:frame><text:span text:style-name="T7">BN</text:span>​=(<text:span text:style-name="T7">AN</text:span>​+<text:span text:style-name="T7">A</text:span><text:span text:style-name="T6">1</text:span>​)%2</text:p>
        </text:list-item>
      </text:list>
      <text:p text:style-name="P8">Here <draw:frame draw:style-name="fr1" draw:name="Quadro9" text:anchor-type="char" svg:width="0.041cm" draw:z-index="8"><draw:text-box fo:min-height="0.041cm"><text:p text:style-name="P7">� % �</text:p></draw:text-box></draw:frame><text:span text:style-name="T8">x</text:span><text:span text:style-name="T5">%</text:span><text:span text:style-name="T8">y</text:span> denotes the remainder obtained when <draw:frame draw:style-name="fr1" draw:name="Quadro10" text:anchor-type="char" svg:width="0.041cm" draw:z-index="9"><draw:text-box fo:min-height="0.041cm"><text:p text:style-name="P7">�</text:p></draw:text-box></draw:frame><text:span text:style-name="T8">x</text:span> is divided by <draw:frame draw:style-name="fr1" draw:name="Quadro11" text:anchor-type="char" svg:width="0.041cm" draw:z-index="10"><draw:text-box fo:min-height="0.041cm"><text:p text:style-name="P7">�</text:p></draw:text-box></draw:frame><text:span text:style-name="T8">y</text:span>.</text:p>
      <text:p text:style-name="P8">Chef lost the array <draw:frame draw:style-name="fr1" draw:name="Quadro12" text:anchor-type="char" svg:width="0.041cm" draw:z-index="11"><draw:text-box fo:min-height="0.041cm"><text:p text:style-name="P7">�</text:p></draw:text-box></draw:frame><text:span text:style-name="T8">A</text:span> and needs your help. Given array <draw:frame draw:style-name="fr1" draw:name="Quadro13" text:anchor-type="char" svg:width="0.041cm" draw:z-index="12"><draw:text-box fo:min-height="0.041cm"><text:p text:style-name="P7">�</text:p></draw:text-box></draw:frame><text:span text:style-name="T8">B</text:span>, determine whether there exits any valid array <draw:frame draw:style-name="fr1" draw:name="Quadro14" text:anchor-type="char" svg:width="0.041cm" draw:z-index="13"><draw:text-box fo:min-height="0.041cm"><text:p text:style-name="P7">�</text:p></draw:text-box></draw:frame><text:span text:style-name="T8">A</text:span> which could have formed <draw:frame draw:style-name="fr1" draw:name="Quadro15" text:anchor-type="char" svg:width="0.041cm" draw:z-index="14"><draw:text-box fo:min-height="0.041cm"><text:p text:style-name="P7">�</text:p></draw:text-box></draw:frame><text:span text:style-name="T8">B</text:span>.</text:p>
      <text:h text:style-name="P3" text:outline-level="3">Input Format</text:h>
      <text:list xml:id="list2967232129" text:style-name="L2">
        <text:list-item>
          <text:p text:style-name="P11">The first line contains a single integer <draw:frame draw:style-name="fr1" draw:name="Quadro16" text:anchor-type="char" svg:width="0.041cm" draw:z-index="15"><draw:text-box fo:min-height="0.041cm"><text:p text:style-name="P7">�</text:p></draw:text-box></draw:frame><text:span text:style-name="T3">T</text:span> — the number of test cases. Then the test cases follow.</text:p>
        </text:list-item>
        <text:list-item>
          <text:p text:style-name="P11">The first line of each test case contains an integer <draw:frame draw:style-name="fr1" draw:name="Quadro17" text:anchor-type="char" svg:width="0.041cm" draw:z-index="16"><draw:text-box fo:min-height="0.041cm"><text:p text:style-name="P7">�</text:p></draw:text-box></draw:frame><text:span text:style-name="T3">N</text:span> — the size of the array <draw:frame draw:style-name="fr1" draw:name="Quadro18" text:anchor-type="char" svg:width="0.041cm" draw:z-index="17"><draw:text-box fo:min-height="0.041cm"><text:p text:style-name="P7">�</text:p></draw:text-box></draw:frame><text:span text:style-name="T3">A</text:span>.</text:p>
        </text:list-item>
        <text:list-item>
          <text:p text:style-name="P11">The second line of each test case contains <draw:frame draw:style-name="fr1" draw:name="Quadro19" text:anchor-type="char" svg:width="0.041cm" draw:z-index="18"><draw:text-box fo:min-height="0.041cm"><text:p text:style-name="P7">�</text:p></draw:text-box></draw:frame><text:span text:style-name="T3">N</text:span> space-separated integers <draw:frame draw:style-name="fr1" draw:name="Quadro20" text:anchor-type="char" svg:width="0.041cm" draw:z-index="19"><draw:text-box fo:min-height="0.041cm"><text:p text:style-name="P7">�1,�2,…,��</text:p></draw:text-box></draw:frame><text:span text:style-name="T3">B</text:span><text:span text:style-name="T1">1</text:span><text:span text:style-name="T5">​,</text:span><text:span text:style-name="T3">B</text:span><text:span text:style-name="T1">2</text:span><text:span text:style-name="T5">​,…,</text:span><text:span text:style-name="T3">BN</text:span><text:span text:style-name="T5">​</text:span> denoting the array <draw:frame draw:style-name="fr1" draw:name="Quadro21" text:anchor-type="char" svg:width="0.041cm" draw:z-index="20"><draw:text-box fo:min-height="0.041cm"><text:p text:style-name="P7">�</text:p></draw:text-box></draw:frame><text:span text:style-name="T3">B</text:span>.</text:p>
        </text:list-item>
      </text:list>
      <text:h text:style-name="P3" text:outline-level="3">Output Format</text:h>
      <text:p text:style-name="P17"><text:span text:style-name="T19">For each testcase, output </text:span><text:span text:style-name="Source_20_Text"><text:span text:style-name="T20">YES</text:span></text:span><text:span text:style-name="T19"> if there exists a valid array </text:span><draw:frame draw:style-name="fr1" draw:name="Quadro22" text:anchor-type="char" svg:width="0.041cm" draw:z-index="21"><draw:text-box fo:min-height="0.041cm"><text:p text:style-name="P7">�</text:p></draw:text-box></draw:frame><text:span text:style-name="T21">A</text:span><text:span text:style-name="T19">, </text:span><text:span text:style-name="Source_20_Text"><text:span text:style-name="T20">NO</text:span></text:span><text:span text:style-name="T19"> otherwise.</text:span></text:p>
      <text:p text:style-name="P16"><text:span text:style-name="T19">You can print any character in any case. For example </text:span><text:span text:style-name="Source_20_Text"><text:span text:style-name="T20">YES</text:span></text:span><text:span text:style-name="T19">, </text:span><text:span text:style-name="Source_20_Text"><text:span text:style-name="T20">Yes</text:span></text:span><text:span text:style-name="T19">, </text:span><text:span text:style-name="Source_20_Text"><text:span text:style-name="T20">yEs</text:span></text:span><text:span text:style-name="T19"> are all considered same.</text:span></text:p>
      <text:h text:style-name="P3" text:outline-level="3">Constraints</text:h>
      <text:list xml:id="list2379116147" text:style-name="L3">
        <text:list-item>
          <text:p text:style-name="P15"><draw:frame draw:style-name="fr1" draw:name="Quadro23" text:anchor-type="char" svg:width="0.041cm" draw:z-index="22"><draw:text-box fo:min-height="0.041cm"><text:p text:style-name="P7">1≤�≤1000</text:p></draw:text-box></draw:frame>1≤<text:span text:style-name="T7">T</text:span>≤1000</text:p>
        </text:list-item>
        <text:list-item>
          <text:p text:style-name="P15"><draw:frame draw:style-name="fr1" draw:name="Quadro24" text:anchor-type="char" svg:width="0.041cm" draw:z-index="23"><draw:text-box fo:min-height="0.041cm"><text:p text:style-name="P7">2≤�≤105</text:p></draw:text-box></draw:frame>2≤<text:span text:style-name="T7">N</text:span>≤10<text:span text:style-name="T6">5</text:span></text:p>
        </text:list-item>
        <text:list-item>
          <text:p text:style-name="P15"><draw:frame draw:style-name="fr1" draw:name="Quadro25" text:anchor-type="char" svg:width="0.041cm" draw:z-index="24"><draw:text-box fo:min-height="0.041cm"><text:p text:style-name="P7">��∈{0,1}</text:p></draw:text-box></draw:frame><text:span text:style-name="T7">Bi</text:span>​∈{0,1}</text:p>
        </text:list-item>
        <text:list-item>
          <text:p text:style-name="P13">The sum of <draw:frame draw:style-name="fr1" draw:name="Quadro26" text:anchor-type="char" svg:width="0.041cm" draw:z-index="25"><draw:text-box fo:min-height="0.041cm"><text:p text:style-name="P7">�</text:p></draw:text-box></draw:frame><text:span text:style-name="T2">N</text:span> over all test cases do not exceed <draw:frame draw:style-name="fr1" draw:name="Quadro27" text:anchor-type="char" svg:width="0.041cm" draw:z-index="26"><draw:text-box fo:min-height="0.041cm"><text:p text:style-name="P7">3⋅105</text:p></draw:text-box></draw:frame><text:span text:style-name="T4">3⋅10</text:span>5.</text:p>
        </text:list-item>
      </text:list>
      <text:h text:style-name="P3" text:outline-level="3">Sample 1:</text:h>
      <text:p text:style-name="P9">Input</text:p>
      <text:p text:style-name="P9">Output</text:p>
      <text:p text:style-name="P4">4</text:p>
      <text:p text:style-name="P5">2</text:p>
      <text:p text:style-name="P5">0 0</text:p>
      <text:p text:style-name="P5">2</text:p>
      <text:p text:style-name="P5">1 0</text:p>
      <text:p text:style-name="P5">4</text:p>
      <text:p text:style-name="P5">1 0 1 0</text:p>
      <text:p text:style-name="P5">3</text:p>
      <text:p text:style-name="P5">1 0 0</text:p>
      <text:p text:style-name="P4">YES</text:p>
      <text:p text:style-name="P5">NO</text:p>
      <text:p text:style-name="P5">YES</text:p>
      <text:p text:style-name="P5">NO</text:p>
      <text:h text:style-name="P3" text:outline-level="3">Explanation:</text:h>
      <text:p text:style-name="P17"><text:span text:style-name="Strong_20_Emphasis"><text:span text:style-name="T22">Test case 1:</text:span></text:span><text:span text:style-name="T19"> One such valid array is </text:span><draw:frame draw:style-name="fr1" draw:name="Quadro28" text:anchor-type="char" svg:width="0.041cm" draw:z-index="27"><draw:text-box fo:min-height="0.041cm"><text:p text:style-name="P7">�=[3,3]</text:p></draw:text-box></draw:frame><text:span text:style-name="T21">A</text:span><text:span text:style-name="T23">=[3,3]</text:span><text:span text:style-name="T19">.</text:span></text:p>
      <text:p text:style-name="P16"><text:span text:style-name="Strong_20_Emphasis"><text:span text:style-name="T22">Test case 2:</text:span></text:span><text:span text:style-name="T19"> It can be shown that no such arrays exist and are valid.</text:span></text:p>
      <text:p text:style-name="P17"><text:span text:style-name="Strong_20_Emphasis"><text:span text:style-name="T22">Test case 3:</text:span></text:span><text:span text:style-name="T19"> One such valid array is </text:span><draw:frame draw:style-name="fr1" draw:name="Quadro29" text:anchor-type="char" svg:width="0.041cm" draw:z-index="28"><draw:text-box fo:min-height="0.041cm"><text:p text:style-name="P7">�=[1,2,4,5]</text:p></draw:text-box></draw:frame><text:span text:style-name="T21">A</text:span><text:span text:style-name="T23">=[1,2,4,5]</text:span><text:span text:style-name="T19">.</text:span></text:p>
      <text:list xml:id="list252502974" text:style-name="L4">
        <text:list-item>
          <text:p text:style-name="P12"><draw:frame draw:style-name="fr1" draw:name="Quadro30" text:anchor-type="char" svg:width="0.041cm" draw:z-index="29"><draw:text-box fo:min-height="0.041cm"><text:p text:style-name="P7">�1=1</text:p></draw:text-box></draw:frame><text:span text:style-name="T3">B</text:span><text:span text:style-name="T1">1</text:span><text:span text:style-name="T5">​=1</text:span> since <draw:frame draw:style-name="fr1" draw:name="Quadro31" text:anchor-type="char" svg:width="0.041cm" draw:z-index="30"><draw:text-box fo:min-height="0.041cm"><text:p text:style-name="P7">�1+�2=1+2=3</text:p></draw:text-box></draw:frame><text:span text:style-name="T3">A</text:span><text:span text:style-name="T1">1</text:span><text:span text:style-name="T5">​+</text:span><text:span text:style-name="T3">A</text:span><text:span text:style-name="T1">2</text:span><text:span text:style-name="T5">​=1+2=3</text:span> and <draw:frame draw:style-name="fr1" draw:name="Quadro32" text:anchor-type="char" svg:width="0.041cm" draw:z-index="31"><draw:text-box fo:min-height="0.041cm"><text:p text:style-name="P7">3 % 2=1</text:p></draw:text-box></draw:frame><text:span text:style-name="T5">3%2=1</text:span></text:p>
        </text:list-item>
        <text:list-item>
          <text:p text:style-name="P12"><draw:frame draw:style-name="fr1" draw:name="Quadro33" text:anchor-type="char" svg:width="0.041cm" draw:z-index="32"><draw:text-box fo:min-height="0.041cm"><text:p text:style-name="P7">�2=0</text:p></draw:text-box></draw:frame><text:span text:style-name="T3">B</text:span><text:span text:style-name="T1">2</text:span><text:span text:style-name="T5">​=0</text:span> since <draw:frame draw:style-name="fr1" draw:name="Quadro34" text:anchor-type="char" svg:width="0.041cm" draw:z-index="33"><draw:text-box fo:min-height="0.041cm"><text:p text:style-name="P7">�2+�3=2+4=6</text:p></draw:text-box></draw:frame><text:span text:style-name="T3">A</text:span><text:span text:style-name="T1">2</text:span><text:span text:style-name="T5">​+</text:span><text:span text:style-name="T3">A</text:span><text:span text:style-name="T1">3</text:span><text:span text:style-name="T5">​=2+4=6</text:span> and <draw:frame draw:style-name="fr1" draw:name="Quadro35" text:anchor-type="char" svg:width="0.041cm" draw:z-index="34"><draw:text-box fo:min-height="0.041cm"><text:p text:style-name="P7">6 % 2=0</text:p></draw:text-box></draw:frame><text:span text:style-name="T5">6%2=0</text:span></text:p>
        </text:list-item>
        <text:list-item>
          <text:p text:style-name="P12"><draw:frame draw:style-name="fr1" draw:name="Quadro36" text:anchor-type="char" svg:width="0.041cm" draw:z-index="35"><draw:text-box fo:min-height="0.041cm"><text:p text:style-name="P7">�3=1</text:p></draw:text-box></draw:frame><text:span text:style-name="T3">B</text:span><text:span text:style-name="T1">3</text:span><text:span text:style-name="T5">​=1</text:span> since <draw:frame draw:style-name="fr1" draw:name="Quadro37" text:anchor-type="char" svg:width="0.041cm" draw:z-index="36"><draw:text-box fo:min-height="0.041cm"><text:p text:style-name="P7">�3+�4=4+5=9</text:p></draw:text-box></draw:frame><text:span text:style-name="T3">A</text:span><text:span text:style-name="T1">3</text:span><text:span text:style-name="T5">​+</text:span><text:span text:style-name="T3">A</text:span><text:span text:style-name="T1">4</text:span><text:span text:style-name="T5">​=4+5=9</text:span> and <draw:frame draw:style-name="fr1" draw:name="Quadro38" text:anchor-type="char" svg:width="0.041cm" draw:z-index="37"><draw:text-box fo:min-height="0.041cm"><text:p text:style-name="P7">9 % 2=1</text:p></draw:text-box></draw:frame><text:span text:style-name="T5">9%2=1</text:span></text:p>
        </text:list-item>
        <text:list-item>
          <text:p text:style-name="P12"><draw:frame draw:style-name="fr1" draw:name="Quadro39" text:anchor-type="char" svg:width="0.041cm" draw:z-index="38"><draw:text-box fo:min-height="0.041cm"><text:p text:style-name="P7">�4=0</text:p></draw:text-box></draw:frame><text:span text:style-name="T3">B</text:span><text:span text:style-name="T1">4</text:span><text:span text:style-name="T5">​=0</text:span> since <draw:frame draw:style-name="fr1" draw:name="Quadro40" text:anchor-type="char" svg:width="0.041cm" draw:z-index="39"><draw:text-box fo:min-height="0.041cm"><text:p text:style-name="P7">�4+�1=5+1=6</text:p></draw:text-box></draw:frame><text:span text:style-name="T3">A</text:span><text:span text:style-name="T1">4</text:span><text:span text:style-name="T5">​+</text:span><text:span text:style-name="T3">A</text:span><text:span text:style-name="T1">1</text:span><text:span text:style-name="T5">​=5+1=6</text:span> and <draw:frame draw:style-name="fr1" draw:name="Quadro41" text:anchor-type="char" svg:width="0.041cm" draw:z-index="40"><draw:text-box fo:min-height="0.041cm"><text:p text:style-name="P7">6 % 2=0</text:p></draw:text-box></draw:frame><text:span text:style-name="T5">6%2=0</text:span>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4T10:38:41.122000000</dc:date>
    <meta:editing-duration>PT1M8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85" meta:word-count="300" meta:character-count="1551" meta:non-whitespace-character-count="1135"/>
  </office:meta>
</office:document-meta>
</file>